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0b2e" officeooo:paragraph-rsid="00030b2e"/>
    </style:style>
    <style:style style:name="P2" style:family="paragraph" style:parent-style-name="Text_20_body">
      <style:text-properties officeooo:rsid="00030b2e" officeooo:paragraph-rsid="00030b2e"/>
    </style:style>
    <style:style style:name="P3" style:family="paragraph" style:parent-style-name="Standard">
      <style:text-properties officeooo:rsid="0003c8fa" officeooo:paragraph-rsid="0003c8fa"/>
    </style:style>
    <style:style style:name="T1" style:family="text">
      <style:text-properties fo:font-weight="bold" officeooo:rsid="0003c8fa" style:font-weight-asian="bold" style:font-weight-complex="bold"/>
    </style:style>
    <style:style style:name="T2" style:family="text">
      <style:text-properties officeooo:rsid="0003c8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any Name </text:p>
      <text:p text:style-name="P1">Industry If Filed</text:p>
      <text:p text:style-name="P1">Products Or Service </text:p>
      <text:p text:style-name="P1">Target Customer</text:p>
      <text:p text:style-name="P1">Values And Principles</text:p>
      <text:p text:style-name="P1">Vision For The Future</text:p>
      <text:p text:style-name="P1"/>
      <text:p text:style-name="P2"><text:span text:style-name="T1">SCS</text:span><text:span text:style-name="T2"> </text:span>is a leading provider of cutting-edge fiber optic solutions, specializing in the design, manufacturing, and installation of high-performance optical fiber products for a wide range of industries. With a strong focus on innovation and reliability, we offer advanced communication infrastructure, ensuring faster, more efficient, and secure data transmission for businesses and consumers alike.</text:p>
      <text:p text:style-name="Text_20_body">Our fiber optic cables and components are crafted using the latest technology, providing exceptional bandwidth capacity and low signal loss over long distances. Whether it's for telecommunications, data centers, broadband networks, or industrial applications, we pride ourselves on delivering solutions that meet the highest standards of quality and performance.</text:p>
      <text:p text:style-name="Text_20_body">At <text:span text:style-name="Strong_20_Emphasis"><text:span text:style-name="T2">SCS</text:span></text:span>, we are committed to driving the future of connectivity, empowering businesses to thrive in an increasingly digital world. Our dedicated team of experts works closely with clients to provide tailored solutions that enhance network performance and enable scalability.</text:p>
      <text:p text:style-name="Horizontal_20_Line"/>
      <text:p text:style-name="Text_20_body"/>
      <text:p text:style-name="P3"/>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3T16:09:44.456000000</meta:creation-date>
    <dc:date>2025-01-24T16:10:51.115000000</dc:date>
    <meta:editing-duration>PT4H12M31S</meta:editing-duration>
    <meta:editing-cycles>3</meta:editing-cycles>
    <meta:generator>LibreOffice/24.8.3.2$Windows_X86_64 LibreOffice_project/48a6bac9e7e268aeb4c3483fcf825c94556d9f92</meta:generator>
    <meta:document-statistic meta:table-count="0" meta:image-count="0" meta:object-count="0" meta:page-count="1" meta:paragraph-count="9" meta:word-count="160" meta:character-count="1138" meta:non-whitespace-character-count="985"/>
  </office:meta>
</office:document-meta>
</file>